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0979ab"/>
    </style:style>
    <style:style style:name="T1" style:family="text">
      <style:text-properties officeooo:rsid="000979ab"/>
    </style:style>
    <style:style style:name="T2" style:family="text">
      <style:text-properties officeooo:rsid="000a5440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fo:margin-left="0cm" fo:margin-right="0.265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vim + 中文手册 + ctags + taglist + winmanager 将vim改装成IDE环境</text:h>
      <text:p text:style-name="P1">参考网站：http://blog.csdn.net/wooin/article/details/1858917<text:line-break/>                 http://www.cnblogs.com/little-ant/archive/2011/05/26/2059173.html<text:line-break/>                 http://blog.csdn.net/wtz1985/article/details/3829996<text:line-break/>                 http://linux.chinaitlab.com/soft/900124.html<text:line-break/>                 http://linux.chinaunix.net/techdoc/develop/2008/03/07/981857.shtml<text:line-break/><text:line-break/>     我用的是Fedora 14，虚拟机。之前安装过vim，一直没有安装其他插件，阅读源代码时相当麻烦，所以今天安装了几个插件改装成我自己的类IDE环境。<text:line-break/>    噢，对了。可以先安装个插件啥，搞定一个gvim，这样不用罗嗦的从终端里看了，可以搞一个单独的界面嘛。<text:line-break/><text:line-break/>我没有传说中的~/.vimrc，可能有我没有找到。我的vimrc文件在/etc下。<text:line-break/><text:line-break/>(1)安装中文手册<text:line-break/>从<text:a xlink:type="simple" xlink:href="http://nchc.dl.sourceforge.net/sourceforge/vimcdoc/vimcdoc-1.5.0.tar.gz">http://nchc.dl.sourceforge.net/sourceforge/vimcdoc/vimcdoc-1.5.0.tar.gz</text:a>获取安装包。解压后使用./vimcdoc.sh -i命令安装；<text:line-break/>在vimrc中加入set helplang=cn语句，表示使用中文文档，换成set helplang=en语句，表示使用英文文档。<text:line-break/>打开vim，输入:help，此时帮助文档很happy的变成了中文了。<text:line-break/><text:line-break/>(2) 安装ctags<text:line-break/>ctags的作用其实就是可以在阅读程序时遇到一个函数调用，通过“ctrl + ]”来跳转到其定义处，通过“ctrl + T”在返回调用处。<text:line-break/><text:line-break/>从网站http://ctags.sourceforge.net上下载安装包，5.8已经出来了。<text:line-break/>tar zxvf ctags-5.8.tar.gz  解压<text:line-break/>cd ctags-5.8<text:line-break/>./configure<text:line-break/>make<text:line-break/>make install  (root下执行)<text:line-break/>这样ctags安装完成。<text:line-break/><text:line-break/>对于具有多级目录的源码目录，在终端中进入该目录的顶层目录，调用ctags -R命令，产生一个tags文件<text:line-break/>因为我是阅读源代码，所以可以在vimrc中添加一句  set tags=/home/nie/FastDFS_v1.0/FastDFS/tags这样的目的是保证一劳永逸。<text:line-break/>（不过实际是，我昨天晚上调用ctags -R后，可以使用ctags了，可今天回来在使用就不行了，删掉tags文件，重新ctags -R就行了）<text:line-break/><text:line-break/>至此，ctags安装调试成功。<text:line-break/><text:line-break/>（3）安装taglist<text:line-break/><text:soft-page-break/>taglist的作用是在ctags的基础上，可以形成一个列表。在列表中可以显示当前文件中的函数和变量，这样方便通过列表，实现跳转。<text:line-break/><text:line-break/>从<text:a xlink:type="simple" xlink:href="http://vim.sourceforge.net/scripts/script.php?script_id=273" office:target-frame-name="_blank" xlink:show="new">http://vim.sourceforge.net/scripts/script.php?script_id=273</text:a>下载，使用unzip -d taglist taglist_45.zip解压, 进入taglist目录<text:line-break/>安装：  cp ./doc/taglist.txt /usr/share/vim/vim73（版本不同，视个人情况而定）/doc/<text:line-break/>            cp  ./plugin/taglist.vim /usr/share/vim/vim73/plugin/<text:line-break/>重新启动vim。<text:line-break/>通过使用命令Tlist 或者TlistToggle 来打开和关闭taglist窗口。<text:line-break/>使用help taglist 来查看帮助。<text:line-break/><text:line-break/>(4)安装WinManager<text:line-break/>taglist只能看到当前文件中的函数和变量名等等，而winmanager作用是浏览整个源文件，通过切换方便的进入各个文件夹和文件。<text:line-break/><text:line-break/>从http://www.vim.org/scripts/script.php?script_id=95下载winmanager.zip，并解压，进入该目录<text:line-break/>cp ./doc/winmanager.txt /usr/share/vim/vim73/doc/<text:line-break/>cp ./plugin/*(应该有三个文件) /usr/share/vim/vim/73/plugin/<text:line-break/>在vimrc中添加：</text:p>
      <text:p text:style-name="Text_20_body">let g:winManagerWindowLayout='FileExplorer|TagList'</text:p>
      <text:p text:style-name="Text_20_body">let g:winManagerWidth=30</text:p>
      <text:p text:style-name="Text_20_body"> map wm :WMToggle&lt;cr&gt;</text:p>
      <text:p text:style-name="P2">重启vim，打开相应源文件。<text:line-break/>使用命令WMToggle来打开WinManager窗口。（这里使用WM命令并不能打开WinManager窗口，不知道原因为何。）<text:line-break/>至此，整个安装完成。<text:line-break/>最后的效果是：</text:p>
      <text:p text:style-name="P2"><text:soft-page-break/><draw:frame draw:style-name="fr1" draw:name="图形1" text:anchor-type="as-char" svg:width="19.844cm" svg:height="12.383cm" draw:z-index="0"><draw:image xlink:href="http://img8.ph.126.net/2rCoEXCNfGdCXHBIADwNsg==/6597772354587402208.png" xlink:type="simple" xlink:show="embed" xlink:actuate="onLoad"/><svg:title>[原] vim + 中文手册 + ctags + taglist + winmanager 将vim改装成IDE环境 - woshiniezhenhua - 笨小孩的IT路</svg:title></draw:frame></text:p>
      <text:p text:style-name="P2"> <text:line-break/>这肯定不是最好的，合适就好。</text:p>
      <text:p text:style-name="P2"/>
      <text:p text:style-name="P2"/>
      <text:p text:style-name="P3"><text:span text:style-name="T1">http://www.cnblogs.com/witcxc/archive/2011/12/28/2304704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文泉驿正黑" style:font-size-asian="14pt" style:font-weight-asian="bold" style:font-name-complex="Lohit Devanagar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yuzhe </meta:initial-creator>
    <meta:creation-date>2013-09-10T17:42:10</meta:creation-date>
    <dc:date>2013-09-10T17:48:10</dc:date>
    <dc:creator>luyuzhe </dc:creator>
    <meta:editing-duration>PT5M36S</meta:editing-duration>
    <meta:editing-cycles>4</meta:editing-cycles>
    <meta:generator>LibreOffice/4.0.4.2$Linux_x86 LibreOffice_project/9e9821abd0ffdbc09cd8c52eaa574fa09eb08f2</meta:generator>
    <meta:document-statistic meta:table-count="0" meta:image-count="1" meta:object-count="0" meta:page-count="3" meta:paragraph-count="9" meta:word-count="811" meta:character-count="2207" meta:non-whitespace-character-count="2008"/>
  </office:meta>
</office:document-meta>
</file>